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df074" officeooo:paragraph-rsid="000df074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df074" officeooo:paragraph-rsid="000df07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0c72" officeooo:paragraph-rsid="000f0c7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f2b7a" officeooo:paragraph-rsid="000f2b7a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 </text:p>
      <text:p text:style-name="P2"/>
      <text:p text:style-name="P3">Tags:</text:p>
      <text:p text:style-name="P3"/>
      <text:p text:style-name="P3"><text:tab/>&lt;html lang= “pt-br&gt; <text:s/>&lt;!DOCTYPE <text:s/>html&gt; &lt;img&gt; &lt;li&gt; &lt;em&gt; &lt;meta&gt; &lt;ol&gt; &lt;ul&gt; &lt;h1&gt;&lt;h2&gt;… &lt;strog&gt; &lt;p&gt; &lt;tittle&gt; &lt;br&gt; &lt;body&gt; &lt;head&gt;</text:p>
      <text:p text:style-name="P3"/>
      <text:p text:style-name="P3">padrao da tag:</text:p>
      <text:p text:style-name="P3"/>
      <text:p text:style-name="P3"><text:tab/>&lt;nomeTag atributo=”valor”&gt;</text:p>
      <text:p text:style-name="P3"><text:tab/><text:tab/>conteudo da tag</text:p>
      <text:p text:style-name="P3"><text:tab/>&lt;/nomeTag&gt;</text:p>
      <text:p text:style-name="P3">ex: &lt;p id=”texto”&gt;</text:p>
      <text:p text:style-name="P3"><text:tab/>ola mundo</text:p>
      <text:p text:style-name="P3"><text:s text:c="6"/>&lt;/p&gt;</text:p>
      <text:p text:style-name="P3"/>
      <text:p text:style-name="P4">Links – Internos e Externos:</text:p>
      <text:p text:style-name="P4"><text:tab/>ex: &lt;a&gt;href=”www.betrybe.com/formacao” target=”_blank” Curriculo&lt;/a&gt; (cria um link para navegacao externa criando uma nova aba)</text:p>
      <text:p text:style-name="P4"><text:tab/></text:p>
      <text:p text:style-name="P4"><text:tab/></text:p>
      <text:p text:style-name="P4"><text:tab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15:05:10.168131075</meta:creation-date>
    <dc:date>2022-08-11T16:26:53.754459574</dc:date>
    <meta:editing-duration>PT11M</meta:editing-duration>
    <meta:editing-cycles>1</meta:editing-cycles>
    <meta:document-statistic meta:table-count="0" meta:image-count="0" meta:object-count="0" meta:page-count="1" meta:paragraph-count="15" meta:word-count="53" meta:character-count="397" meta:non-whitespace-character-count="336"/>
    <meta:generator>LibreOffice/7.3.5.2$Linux_X86_64 LibreOffice_project/30$Build-2</meta:generator>
  </office:meta>
</office:document-meta>
</file>